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draw:stroke="none" svg:stroke-width="0.001cm" draw:fill-color="#005a80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3.875cm" svg:y="-5cm"/>
          <draw:glue-point draw:id="5" svg:x="5cm" svg:y="-5cm"/>
          <draw:glue-point draw:id="6" svg:x="0.562cm" svg:y="-5cm"/>
          <draw:glue-point draw:id="7" svg:x="-5cm" svg:y="5cm"/>
          <draw:glue-point draw:id="8" svg:x="3.87cm" svg:y="5cm"/>
          <draw:glue-point draw:id="9" svg:x="-0.566cm" svg:y="5cm"/>
          <draw:glue-point draw:id="10" svg:x="-5cm" svg:y="-3.946cm"/>
          <draw:glue-point draw:id="11" svg:x="-5cm" svg:y="0.526cm"/>
          <draw:glue-point draw:id="12" svg:x="5cm" svg:y="3.851cm"/>
          <draw:glue-point draw:id="13" svg:x="5cm" svg:y="-0.575cm"/>
          <draw:glue-point draw:id="14" svg:x="-0.001cm" svg:y="-0.014cm"/>
          <draw:polygon draw:style-name="gr1" draw:layer="layout" svg:width="1.794cm" svg:height="1.787cm" svg:x="0cm" svg:y="0.213cm" svg:viewBox="0 0 1795 1788" draw:points="0,0 0,1788 1795,1788 1795,0">
            <text:p/>
          </draw:polygon>
          <draw:path draw:style-name="gr2" draw:layer="layout" svg:width="1.792cm" svg:height="1.787cm" svg:x="0.002cm" svg:y="0.213cm" svg:viewBox="0 0 1793 1788" svg:d="m0 1788h1793v-1788h-1793zm0 1788z">
            <text:p/>
          </draw:path>
          <draw:polygon draw:style-name="gr3" draw:layer="layout" svg:width="2.023cm" svg:height="0.213cm" svg:x="0cm" svg:y="0cm" svg:viewBox="0 0 2024 214" draw:points="0,214 227,0 2024,0 1795,214">
            <text:p/>
          </draw:polygon>
          <draw:path draw:style-name="gr2" draw:layer="layout" svg:width="2.02cm" svg:height="0.213cm" svg:x="0.002cm" svg:y="0cm" svg:viewBox="0 0 2021 214" svg:d="m0 211 225-211zm1796 0-228 214h-1793zm0-3z">
            <text:p/>
          </draw:path>
          <draw:polygon draw:style-name="gr4" draw:layer="layout" svg:width="0.229cm" svg:height="1.983cm" svg:x="1.794cm" svg:y="0cm" svg:viewBox="0 0 230 1984" draw:points="0,213 230,0 230,1770 0,1984">
            <text:p/>
          </draw:polygon>
          <draw:path draw:style-name="gr2" draw:layer="layout" svg:width="0.229cm" svg:height="1.983cm" svg:x="1.794cm" svg:y="0cm" svg:viewBox="0 0 230 1984" svg:d="m0 213 229-213zm1 0v1770l-230 214v-1771zm0 0z">
            <text:p/>
          </draw:path>
          <draw:polygon draw:style-name="gr5" draw:layer="layout" svg:width="0.392cm" svg:height="0.394cm" svg:x="0.195cm" svg:y="0.377cm" svg:viewBox="0 0 393 395" draw:points="0,0 0,279 82,197 295,395 393,296 197,82 279,0">
            <text:p/>
          </draw:polygon>
          <draw:polygon draw:style-name="gr5" draw:layer="layout" svg:width="0.408cm" svg:height="0.409cm" svg:x="1.256cm" svg:y="1.443cm" svg:viewBox="0 0 409 410" draw:points="409,410 409,131 326,213 114,0 0,114 212,327 131,410">
            <text:p/>
          </draw:polygon>
          <draw:polygon draw:style-name="gr5" draw:layer="layout" svg:width="0.376cm" svg:height="0.361cm" svg:x="0.57cm" svg:y="0.754cm" svg:viewBox="0 0 377 362" draw:points="262,362 377,247 115,0 0,114">
            <text:p/>
          </draw:polygon>
          <draw:polygon draw:style-name="gr5" draw:layer="layout" svg:width="0.358cm" svg:height="0.361cm" svg:x="0.914cm" svg:y="1.098cm" svg:viewBox="0 0 359 362" draw:points="244,362 359,246 114,0 0,115">
            <text:p/>
          </draw:polygon>
          <draw:polygon draw:style-name="gr6" draw:layer="layout" svg:width="0.407cm" svg:height="0.393cm" svg:x="0.18cm" svg:y="0.409cm" svg:viewBox="0 0 408 394" draw:points="0,0 0,263 80,180 294,394 408,279 195,82 277,0">
            <text:p/>
          </draw:polygon>
          <draw:polygon draw:style-name="gr6" draw:layer="layout" svg:width="0.408cm" svg:height="0.393cm" svg:x="1.256cm" svg:y="1.475cm" svg:viewBox="0 0 409 394" draw:points="409,394 409,131 326,213 114,0 0,115 212,311 131,394">
            <text:p/>
          </draw:polygon>
          <draw:polygon draw:style-name="gr6" draw:layer="layout" svg:width="0.36cm" svg:height="0.36cm" svg:x="0.57cm" svg:y="0.787cm" svg:viewBox="0 0 361 361" draw:points="246,361 361,245 114,0 0,114">
            <text:p/>
          </draw:polygon>
          <draw:polygon draw:style-name="gr6" draw:layer="layout" svg:width="0.358cm" svg:height="0.36cm" svg:x="0.914cm" svg:y="1.131cm" svg:viewBox="0 0 359 361" draw:points="244,361 359,245 114,0 0,9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SDN switch</dc:title>
    <meta:creation-date>2011-02-07T16:37:20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